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vertical-align="middl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imes" style:font-style-name="Regular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Times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family="Times" style:font-family-generic="roman" style:font-pitch="variable" style:text-underline-style="none"/>
    </style:style>
    <style:style style:name="T1" style:family="text">
      <style:text-properties fo:font-family="Times" style:font-style-name="Regular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family="Times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Times" style:font-family-generic="roman" style:font-pitch="variabl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616cm" svg:height="1.258cm" svg:x="0cm" svg:y="0.47cm">
          <text:p text:style-name="P1"><text:span text:style-name="T1">A</text:span></text:p>
        </draw:rect>
        <draw:rect draw:style-name="gr1" draw:text-style-name="P3" draw:layer="layout" svg:width="1.616cm" svg:height="1.258cm" svg:x="6.985cm" svg:y="1.27cm">
          <text:p text:style-name="P1"><text:span text:style-name="T2">B</text:span></text:p>
        </draw:rect>
        <draw:rect draw:style-name="gr2" draw:text-style-name="P5" draw:layer="layout" svg:width="2.032cm" svg:height="3.81cm" svg:x="2.005cm" svg:y="0cm">
          <text:p text:style-name="P4"><text:span text:style-name="T3">LOT 1</text:span></text:p>
        </draw:rect>
        <draw:rect draw:style-name="gr2" draw:text-style-name="P5" draw:layer="layout" svg:width="2.032cm" svg:height="3.81cm" svg:x="4.518cm" svg:y="0cm">
          <text:p text:style-name="P4"><text:span text:style-name="T3">LOT 2</text:span></text:p>
        </draw:rect>
        <draw:rect draw:style-name="gr1" draw:text-style-name="P2" draw:layer="layout" svg:width="1.616cm" svg:height="1.258cm" svg:x="0cm" svg:y="1.97cm">
          <text:p text:style-name="P1"><text:span text:style-name="T1">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8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3-04-05T11:43:02</meta:creation-date>
    <dc:date>2013-04-05T13:27:39</dc:date>
    <dc:creator>Geoffrey Challen</dc:creator>
    <meta:editing-duration>PT8M3S</meta:editing-duration>
    <meta:editing-cycles>4</meta:editing-cycles>
    <meta:generator>OpenOffice.org/3.4$Unix OpenOffice.org_project/340m1$Build-9590</meta:generator>
    <meta:document-statistic meta:object-count="5"/>
  </office:meta>
</office:document-meta>
</file>